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5cm" fo:min-width="4.6cm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1cm" svg:height="5.6cm" svg:x="1.2cm" svg:y="7.5cm">
          <text:p text:style-name="P1"><text:span text:style-name="T1">Cliente</text:span></text:p>
          <text:p text:style-name="P1"><text:span text:style-name="T1">email</text:span></text:p>
          <text:p text:style-name="P1"><text:span text:style-name="T1">Nombre</text:span></text:p>
          <text:p text:style-name="P1"><text:span text:style-name="T1">Apellidos</text:span></text:p>
          <text:p text:style-name="P1"><text:span text:style-name="T1">Edad</text:span></text:p>
          <text:p text:style-name="P1"><text:span text:style-name="T1">Pais</text:span></text:p>
          <text:p text:style-name="P1"><text:span text:style-name="T1">Foto</text:span></text:p>
          <text:p text:style-name="P1"><text:span text:style-name="T1">Nombre de usuario</text:span></text:p>
          <text:p text:style-name="P1"><text:span text:style-name="T1">Contraseñ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12cm" svg:y="13.4cm">
          <text:p text:style-name="P1"><text:span text:style-name="T1">Cancion</text:span></text:p>
          <text:p text:style-name="P1"><text:span text:style-name="T1">Recurso</text:span></text:p>
          <text:p text:style-name="P1"><text:span text:style-name="T1">Genero</text:span></text:p>
          <text:p text:style-name="P1"><text:span text:style-name="T1">Artista</text:span></text:p>
          <text:p text:style-name="P1"><text:span text:style-name="T1">Compositor</text:span></text:p>
          <text:p text:style-name="P1"><text:span text:style-name="T1">Fecha de lanzamiento</text:span></text:p>
          <text:p text:style-name="P1"><text:span text:style-name="T1">Album</text:span></text:p>
          <text:p text:style-name="P1"><text:span text:style-name="T1">Calificacion</text:span></text:p>
          <text:p text:style-name="P1"><text:span text:style-name="T1">Preci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1.2cm" svg:y="19.2cm">
          <text:p text:style-name="P1"><text:span text:style-name="T1">Artista</text:span></text:p>
          <text:p text:style-name="P1"><text:span text:style-name="T1">Nombre</text:span></text:p>
          <text:p text:style-name="P1"><text:span text:style-name="T1">Apellidos</text:span></text:p>
          <text:p text:style-name="P1"><text:span text:style-name="T1">Nombre artistico</text:span></text:p>
          <text:p text:style-name="P1"><text:span text:style-name="T1">Fecha nacimiento</text:span></text:p>
          <text:p text:style-name="P1"><text:span text:style-name="T1">Fecha defuncion</text:span></text:p>
          <text:p text:style-name="P1"><text:span text:style-name="T1">Pais nacimiento</text:span></text:p>
          <text:p text:style-name="P1"><text:span text:style-name="T1">Genero</text:span></text:p>
          <text:p text:style-name="P1"><text:span text:style-name="T1">Edad</text:span></text:p>
          <text:p text:style-name="P1"><text:span text:style-name="T1">Descripc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6.6cm" svg:y="19.2cm">
          <text:p text:style-name="P1"><text:span text:style-name="T1">Genero</text:span></text:p>
          <text:p text:style-name="P1"><text:span text:style-name="T1">Nombre</text:span></text:p>
          <text:p text:style-name="P1"><text:span text:style-name="T1">Descripc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12cm" svg:y="19.2cm">
          <text:p text:style-name="P1"><text:span text:style-name="T1">Compositor</text:span></text:p>
          <text:p text:style-name="P1"><text:span text:style-name="T1">Nombre</text:span></text:p>
          <text:p text:style-name="P1"><text:span text:style-name="T1">Apellidos</text:span></text:p>
          <text:p text:style-name="P1"><text:span text:style-name="T1">Pais nacimiento</text:span></text:p>
          <text:p text:style-name="P1"><text:span text:style-name="T1">Ed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1.2cm" svg:y="13.4cm">
          <text:p text:style-name="P1"><text:span text:style-name="T1">Album</text:span></text:p>
          <text:p text:style-name="P1"><text:span text:style-name="T1">Nombre</text:span></text:p>
          <text:p text:style-name="P1"><text:span text:style-name="T1">Fecha de lanzamiento</text:span></text:p>
          <text:p text:style-name="P1"><text:span text:style-name="T1">Artista(s)</text:span></text:p>
          <text:p text:style-name="P1"><text:span text:style-name="T1">Imagen</text:span></text:p>
          <text:p text:style-name="P1"><text:span text:style-name="T1">Canciones[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6.6cm" svg:y="13.4cm">
          <text:p text:style-name="P1"><text:span text:style-name="T1">Lista reproduccion</text:span></text:p>
          <text:p text:style-name="P1"><text:span text:style-name="T1">Nombre</text:span></text:p>
          <text:p text:style-name="P1"><text:span text:style-name="T1">Calificacion</text:span></text:p>
          <text:p text:style-name="P1"><text:span text:style-name="T1">Fecha de creacion</text:span></text:p>
          <text:p text:style-name="P1"><text:span text:style-name="T1">Canciones[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6.6cm" svg:y="7.5cm">
          <text:p text:style-name="P1"><text:span text:style-name="T1">Admin</text:span></text:p>
          <text:p text:style-name="P1"><text:span text:style-name="T1">Nombre</text:span></text:p>
          <text:p text:style-name="P1"><text:span text:style-name="T1">Apellidos</text:span></text:p>
          <text:p text:style-name="P1"><text:span text:style-name="T1">Avatar</text:span></text:p>
          <text:p text:style-name="P1"><text:span text:style-name="T1">Nombre de usuario</text:span></text:p>
          <text:p text:style-name="P1"><text:span text:style-name="T1">Contraseña</text:span></text:p>
          <text:p text:style-name="P1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6cm" svg:x="3.8cm" svg:y="1.6cm">
          <text:p text:style-name="P1"><text:span text:style-name="T1">Usuario base</text:span></text:p>
          <text:p text:style-name="P1"><text:span text:style-name="T1">Email</text:span></text:p>
          <text:p text:style-name="P1"><text:span text:style-name="T1">Contraseña</text:span></text:p>
          <text:p text:style-name="P1"><text:span text:style-name="T1">Nombre</text:span></text:p>
          <text:p text:style-name="P1"><text:span text:style-name="T1">Apellidos</text:span></text:p>
          <text:p text:style-name="P1"><text:span text:style-name="T1">Fecha nacimiento</text:span></text:p>
          <text:p text:style-name="P1"><text:span text:style-name="T1">Edad</text:span></text:p>
          <text:p text:style-name="P1"><text:span text:style-name="T1">Foto</text:span></text:p>
          <text:p text:style-name="P1"><text:span text:style-name="T1">Nombre de usuari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Taylor Segura Vindas</meta:initial-creator>
    <meta:creation-date>2020-10-11T14:12:48.951000000</meta:creation-date>
    <meta:generator>LibreOffice/6.3.2.2$Windows_X86_64 LibreOffice_project/98b30e735bda24bc04ab42594c85f7fd8be07b9c</meta:generator>
    <dc:date>2020-10-11T14:51:43.033000000</dc:date>
    <dc:creator>Taylor Segura Vindas</dc:creator>
    <meta:editing-duration>PT10M1S</meta:editing-duration>
    <meta:editing-cycles>2</meta:editing-cycles>
    <meta:document-statistic meta:object-count="9"/>
  </office:meta>
</office:document-meta>
</file>